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Text_20_body">
      <style:paragraph-properties fo:margin-left="0cm" fo:margin-right="0cm" style:line-height-at-least="0.503cm" fo:text-indent="0cm" style:auto-text-indent="false"/>
    </style:style>
    <style:style style:name="P3" style:family="paragraph" style:parent-style-name="Quotations">
      <style:text-properties style:font-name="Helvetica" fo:font-size="9.75pt" fo:font-style="italic" fo:font-weight="bold"/>
    </style:style>
    <style:style style:name="P4" style:family="paragraph" style:parent-style-name="Quotations">
      <style:paragraph-properties fo:margin-left="1cm" fo:margin-right="1cm" fo:margin-top="0cm" fo:margin-bottom="0cm" fo:text-indent="0cm" style:auto-text-indent="false" fo:padding="0cm" fo:border="none"/>
      <style:text-properties style:font-name="Helvetica" fo:font-size="9.75pt" fo:font-style="italic" fo:font-weight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variant="normal" fo:text-transform="none" fo:color="#222222" style:font-name="Helvetica" fo:font-size="9.75pt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^c pedir permiso para terminar proceso</text:p>
      <text:p text:style-name="Standard">^z matar proceso</text:p>
      <text:p text:style-name="Standard">touch.- crear un archivo vacio</text:p>
      <text:p text:style-name="Standard">ls -lha</text:p>
      <text:p text:style-name="Standard"/>
      <text:p text:style-name="Standard">-- --- --- ---<text:line-break/>el primero es d o - : directorio o archivo</text:p>
      <text:p text:style-name="Standard"/>
      <text:p text:style-name="Standard">los siguientes en grupos de 3 <text:line-break/><text:line-break/>valores posibles “rwx”<text:line-break/> <text:s text:c="2"/>--- <text:s text:c="12"/>--- <text:s text:c="10"/>---<text:line-break/>owner <text:s text:c="5"/>group <text:s text:c="5"/>everyone</text:p>
      <text:p text:style-name="Standard"/>
      <text:p text:style-name="Standard"/>
      <text:p text:style-name="Standard">chmod 777<text:line-break/><text:line-break/>rw- <text:s text:c="5"/>r-- <text:s text:c="5"/>r--<text:line-break/>110 <text:s text:c="5"/>100 <text:s text:c="3"/>100</text:p>
      <text:p text:style-name="Standard"/>
      <text:p text:style-name="Standard">421<text:line-break/></text:p>
      <text:p text:style-name="Standard"><text:s/>r <text:s/>w <text:s/>x <text:s/><text:line-break/>4+2+1=7<text:line-break/><text:line-break/>- <text:s text:c="3"/>w <text:s text:c="3"/>-<text:line-break/>0 <text:s text:c="4"/>2 <text:s text:c="3"/>0= 2</text:p>
      <text:p text:style-name="Standard"><text:line-break/>r <text:s text:c="4"/>w <text:s text:c="3"/>-<text:line-break/>4 <text:s text:c="4"/>2 <text:s text:c="4"/>0 <text:s/>= 6<text:line-break/><text:line-break/>RTFM = read the fuckin manual<text:line-break/>man “comando”<text:line-break/><text:line-break/><text:span text:style-name="T1">Instalar un paquete<text:line-break/></text:span><text:span text:style-name="T2">sudo= ejecutar lo siguiente como super usuario<text:line-break/></text:span></text:p>
      <text:p text:style-name="Standard"><text:span text:style-name="T1">apt-get</text:span><text:span text:style-name="T2"><text:line-break/>gestor de paquetes<text:line-break/></text:span></text:p>
      <text:p text:style-name="Standard"><text:span text:style-name="T1">apt-get update</text:span><text:span text:style-name="T2"> actualizar repositorios.</text:span></text:p>
      <text:p text:style-name="Standard"><text:span text:style-name="T2"/></text:p>
      <text:p text:style-name="P1">tar</text:p>
      <text:p text:style-name="Standard"><text:span text:style-name="T2">descomprimir </text:span></text:p>
      <text:p text:style-name="Standard"><text:span text:style-name="T2"/></text:p>
      <text:p text:style-name="Standard"><text:span text:style-name="T2">codejobs.biz<text:line-break/></text:span></text:p>
      <text:p text:style-name="P3"><text:span text:style-name="T2">$ sudo -s</text:span></text:p>
      <text:p text:style-name="P2"><text:soft-page-break/><text:line-break/><text:line-break/><text:span text:style-name="T3">Y escribe: </text:span></text:p>
      <text:p text:style-name="P4">$ sudo passwd</text:p>
      <text:p text:style-name="Standard"><text:span text:style-name="T2">en el home</text:span></text:p>
      <text:p text:style-name="Standard"><text:span text:style-name="T2">nano .bash_profile</text:span></text:p>
      <text:p text:style-name="Standard"><text:span text:style-name="T2"/></text:p>
      <text:p text:style-name="Standard"><text:span text:style-name="T2">path=/home/juan/play</text:span></text:p>
      <text:p text:style-name="Standard"><text:span text:style-name="T2"/></text:p>
      <text:p text:style-name="Standard"><text:span text:style-name="T2">source .bash_profil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Helvetica" svg:font-family="Helvetica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MX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Quotations" style:family="paragraph" style:parent-style-name="Standard" style:class="html">
      <style:paragraph-properties fo:margin="100%" fo:margin-left="1cm" fo:margin-right="1cm" fo:margin-top="0cm" fo:margin-bottom="0.499cm" fo:text-indent="0cm" style:auto-text-indent="fals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26T16:33:00</meta:creation-date>
    <dc:date>2013-11-26T17:43:42</dc:date>
    <meta:editing-duration>PT57M51S</meta:editing-duration>
    <meta:editing-cycles>5</meta:editing-cycles>
    <meta:generator>LibreOffice/3.5$Linux_x86 LibreOffice_project/350m1$Build-2</meta:generator>
    <meta:document-statistic meta:table-count="0" meta:image-count="0" meta:object-count="0" meta:page-count="2" meta:paragraph-count="22" meta:word-count="118" meta:character-count="718" meta:non-whitespace-character-count="519"/>
  </office:meta>
</office:document-meta>
</file>